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1799in" fo:margin-left="0in" fo:margin-right="2.7451in" table:align="margins"/>
    </style:style>
    <style:style style:name="Tabla1.A" style:family="table-column">
      <style:table-column-properties style:column-width="1.8639in" style:rel-column-width="29222*"/>
    </style:style>
    <style:style style:name="Tabla1.B" style:family="table-column">
      <style:table-column-properties style:column-width="2.316in" style:rel-column-width="36313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paragraph-rsid="0005939e"/>
    </style:style>
    <style:style style:name="P2" style:family="paragraph" style:parent-style-name="Standard">
      <style:paragraph-properties fo:text-align="start" style:justify-single-word="false"/>
      <style:text-properties style:font-name="Cantarell" officeooo:rsid="0010e7cf" officeooo:paragraph-rsid="0005939e"/>
    </style:style>
    <style:style style:name="P3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15fda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Cantarell" fo:font-size="10pt" officeooo:rsid="00137690" officeooo:paragraph-rsid="001d8ec0" style:font-size-asian="10pt" style:font-size-complex="10pt"/>
    </style:style>
    <style:style style:name="P5" style:family="paragraph" style:parent-style-name="Table_20_Contents">
      <style:text-properties style:font-name="Cantarell" fo:font-size="10pt" officeooo:paragraph-rsid="000d80f2" style:font-size-asian="10pt" style:font-size-complex="10pt"/>
    </style:style>
    <style:style style:name="P6" style:family="paragraph" style:parent-style-name="Table_20_Contents">
      <style:paragraph-properties fo:line-height="150%"/>
      <style:text-properties style:font-name="Cantarell" fo:font-size="10pt" officeooo:paragraph-rsid="0005939e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officeooo:rsid="000a8818" officeooo:paragraph-rsid="001f49d2" style:font-size-asian="10pt" style:font-size-complex="10pt"/>
    </style:style>
    <style:style style:name="T1" style:family="text">
      <style:text-properties officeooo:rsid="000a8818"/>
    </style:style>
    <style:style style:name="fr1" style:family="graphic" style:parent-style-name="Frame">
      <style:graphic-properties style:print-content="true" style:protect="none" style:wrap="none" style:vertical-pos="top" style:vertical-rel="paragraph" style:horizontal-pos="center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1" draw:name="image: (str(patient.photo), 'image/png','3cm','3cm')" text:anchor-type="paragraph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6"><text:span text:style-name="T1">Name: </text:span><text:span text:style-name="T1"><text:placeholder text:placeholder-type="text">&lt;patient.name.rec_name&gt;</text:placeholder></text:span><text:span text:style-name="T1"> </text:span></text:p>
            <text:p text:style-name="P6"><text:span text:style-name="T1">DoB: </text:span><text:span text:style-name="T1"><text:placeholder text:placeholder-type="text">&lt;format_date(patient.dob, user.language)&gt;</text:placeholder></text:span></text:p>
            <text:p text:style-name="P4"><text:span text:style-name="T1">Blood type :</text:span><text:span text:style-name="T1"><text:placeholder text:placeholder-type="text">&lt;patient.blood_type&gt;</text:placeholder></text:span><text:span text:style-name="T1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3"><text:span text:style-name="T1">ID: <text:s/></text:span><text:span text:style-name="T1"><text:placeholder text:placeholder-type="text">&lt;patient.puid&gt;</text:placeholder></text:span></text:p>
          </table:table-cell>
          <table:table-cell table:style-name="Tabla1.B2" office:value-type="string">
            <text:p text:style-name="P7"><text:placeholder text:placeholder-type="text">&lt;patient.gender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7" meta:word-count="16" meta:character-count="192" meta:non-whitespace-character-count="181"/>
    <meta:user-defined meta:name="Info 1"/>
    <meta:user-defined meta:name="Info 2"/>
    <meta:user-defined meta:name="Info 3"/>
    <meta:user-defined meta:name="Info 4"/>
  </office:meta>
</office:document-meta>
</file>